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6.295cm" fo:margin-left="-0.076cm" table:align="left" style:writing-mode="lr-tb"/>
    </style:style>
    <style:style style:name="表格1.A" style:family="table-column">
      <style:table-column-properties style:column-width="2.3cm"/>
    </style:style>
    <style:style style:name="表格1.B" style:family="table-column">
      <style:table-column-properties style:column-width="10.132cm"/>
    </style:style>
    <style:style style:name="表格1.C" style:family="table-column">
      <style:table-column-properties style:column-width="0.953cm"/>
    </style:style>
    <style:style style:name="表格1.D" style:family="table-column">
      <style:table-column-properties style:column-width="1.27cm"/>
    </style:style>
    <style:style style:name="表格1.E" style:family="table-column">
      <style:table-column-properties style:column-width="1.64cm"/>
    </style:style>
    <style:style style:name="表格1.1" style:family="table-row">
      <style:table-row-properties style:row-height="0.741cm"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1.5pt solid #000000" style:writing-mode="lr-tb"/>
    </style:style>
    <style:style style:name="表格1.E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1.5pt solid #000000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1.E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none" fo:border-bottom="0.75pt solid #000000" style:writing-mode="lr-tb"/>
    </style:style>
    <style:style style:name="表格1.A3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3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3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B5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E5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1.B6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E6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A19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 fo:font-size="17pt" style:font-name-asian="標楷體" style:font-size-asian="17pt" style:font-size-complex="17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7pt" style:font-name-asian="標楷體" style:font-size-asian="17pt" style:font-size-complex="17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5" style:family="paragraph" style:parent-style-name="Standard">
      <style:paragraph-properties fo:text-align="justify" style:justify-single-word="false"/>
      <style:text-properties style:font-name="標楷體" style:font-name-asian="標楷體"/>
    </style:style>
    <style:style style:name="P6" style:family="paragraph" style:parent-style-name="Standard" style:list-style-name="WW8Num4">
      <style:paragraph-properties fo:text-align="justify" style:justify-single-word="false"/>
      <style:text-properties style:font-name="標楷體" style:font-name-asian="標楷體"/>
    </style:style>
    <style:style style:name="P7" style:family="paragraph" style:parent-style-name="Standard" style:list-style-name="WW8Num1">
      <style:paragraph-properties fo:text-align="justify" style:justify-single-word="false"/>
      <style:text-properties style:font-name="標楷體" style:font-name-asian="標楷體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9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1" style:family="paragraph" style:parent-style-name="Standard">
      <style:paragraph-properties style:line-height-at-least="0.564cm" fo:text-align="center" style:justify-single-word="false" style:snap-to-layout-grid="false"/>
      <style:text-properties style:font-name="標楷體" style:font-name-asian="標楷體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3" style:family="paragraph" style:parent-style-name="Standard" style:list-style-name="WW8Num2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style:snap-to-layout-grid="false">
        <style:tab-stops>
          <style:tab-stop style:position="10.372cm"/>
        </style:tab-stops>
      </style:paragraph-properties>
    </style:style>
    <style:style style:name="P15" style:family="paragraph" style:parent-style-name="Standard">
      <style:paragraph-properties fo:text-align="justify" style:justify-single-word="false" style:snap-to-layout-grid="false">
        <style:tab-stops>
          <style:tab-stop style:position="12.065cm"/>
        </style:tab-stops>
      </style:paragraph-properties>
      <style:text-properties style:font-name-asian="標楷體"/>
    </style:style>
    <style:style style:name="P16" style:family="paragraph" style:parent-style-name="Standard">
      <style:paragraph-properties style:snap-to-layout-grid="false">
        <style:tab-stops>
          <style:tab-stop style:position="12.065cm"/>
        </style:tab-stops>
      </style:paragraph-properties>
    </style:style>
    <style:style style:name="P17" style:family="paragraph" style:parent-style-name="Standard">
      <style:paragraph-properties style:snap-to-layout-grid="false">
        <style:tab-stops>
          <style:tab-stop style:position="12.065cm"/>
        </style:tab-stops>
      </style:paragraph-properties>
      <style:text-properties fo:color="#44546a" style:font-name="標楷體" style:font-name-asian="標楷體" style:font-name-complex="標楷體" style:font-weight-complex="bold"/>
    </style:style>
    <style:style style:name="P18" style:family="paragraph" style:parent-style-name="Standard">
      <style:paragraph-properties fo:margin-left="1.588cm" fo:margin-right="0cm" fo:text-align="justify" style:justify-single-word="false" fo:text-indent="0cm" style:auto-text-indent="false"/>
      <style:text-properties style:font-name="標楷體" style:font-name-asian="標楷體"/>
    </style:style>
    <style:style style:name="P19" style:family="paragraph" style:parent-style-name="Standard">
      <style:paragraph-properties fo:margin-left="1.104cm" fo:margin-right="0cm" fo:text-indent="-1.104cm" style:auto-text-indent="false" style:snap-to-layout-grid="false">
        <style:tab-stops>
          <style:tab-stop style:position="12.065cm"/>
        </style:tab-stops>
      </style:paragraph-properties>
    </style:style>
    <style:style style:name="P20" style:family="paragraph" style:parent-style-name="Standard">
      <style:paragraph-properties fo:margin-left="1.249cm" fo:margin-right="0cm" fo:text-indent="-1.249cm" style:auto-text-indent="false" style:snap-to-layout-grid="false">
        <style:tab-stops>
          <style:tab-stop style:position="12.065cm"/>
        </style:tab-stops>
      </style:paragraph-properties>
      <style:text-properties style:font-name="標楷體" style:font-name-asian="標楷體" style:font-name-complex="標楷體" style:font-weight-complex="bold"/>
    </style:style>
    <style:style style:name="P21" style:family="paragraph" style:parent-style-name="Standard">
      <style:paragraph-properties fo:margin-left="1.249cm" fo:margin-right="0cm" fo:text-indent="-1.249cm" style:auto-text-indent="false" style:snap-to-layout-grid="false">
        <style:tab-stops>
          <style:tab-stop style:position="12.065cm"/>
        </style:tab-stops>
      </style:paragraph-properties>
      <style:text-properties style:font-name="標楷體" style:font-name-asian="標楷體" style:font-name-complex="標楷體"/>
    </style:style>
    <style:style style:name="P22" style:family="paragraph" style:parent-style-name="Standard">
      <style:paragraph-properties fo:margin-left="1.249cm" fo:margin-right="0cm" fo:text-indent="-1.249cm" style:auto-text-indent="false" style:snap-to-layout-grid="false">
        <style:tab-stops>
          <style:tab-stop style:position="12.065cm"/>
        </style:tab-stops>
      </style:paragraph-properties>
    </style:style>
    <style:style style:name="P23" style:family="paragraph" style:parent-style-name="Standard" style:master-page-name="Standard">
      <style:paragraph-properties fo:text-align="center" style:justify-single-word="false" style:page-number="14"/>
    </style:style>
    <style:style style:name="T1" style:family="text">
      <style:text-properties style:font-name="標楷體" fo:font-size="17pt" style:font-name-asian="標楷體" style:font-size-asian="17pt" style:font-size-complex="17pt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style:font-name-asian="標楷體" style:font-name-complex="標楷體"/>
    </style:style>
    <style:style style:name="T5" style:family="text">
      <style:text-properties style:font-name="標楷體" style:font-name-asian="標楷體" style:font-name-complex="標楷體" style:font-weight-complex="bold"/>
    </style:style>
    <style:style style:name="T6" style:family="text">
      <style:text-properties style:font-name="標楷體" style:text-underline-style="solid" style:text-underline-width="auto" style:text-underline-color="font-color" style:font-name-asian="標楷體"/>
    </style:style>
    <style:style style:name="T7" style:family="text">
      <style:text-properties style:font-name-asian="標楷體"/>
    </style:style>
    <style:style style:name="T8" style:family="text">
      <style:text-properties style:font-name-asian="標楷體"/>
    </style:style>
    <style:style style:name="T9" style:family="text">
      <style:text-properties style:font-name-asian="標楷體" style:font-name-complex="標楷體"/>
    </style:style>
    <style:style style:name="T10" style:family="text">
      <style:text-properties style:font-name-asian="標楷體" style:font-name-complex="標楷體"/>
    </style:style>
    <style:style style:name="T11" style:family="text">
      <style:text-properties style:font-name-asian="標楷體" style:font-name-complex="標楷體" style:font-weight-complex="bold"/>
    </style:style>
    <style:style style:name="T12" style:family="text">
      <style:text-properties style:font-name-asian="標楷體" style:font-name-complex="標楷體" style:font-weight-complex="bold"/>
    </style:style>
    <style:style style:name="T13" style:family="text">
      <style:text-properties style:font-name-asian="Times New Roman"/>
    </style:style>
    <style:style style:name="T14" style:family="text">
      <style:text-properties style:font-name-asian="Times New Roman" style:font-name-complex="Times New Roman"/>
    </style:style>
    <style:style style:name="T15" style:family="text">
      <style:text-properties style:text-underline-style="solid" style:text-underline-width="auto" style:text-underline-color="font-color" style:font-name-asian="標楷體" style:font-name-complex="標楷體" style:font-weight-complex="bold"/>
    </style:style>
    <style:style style:name="T16" style:family="text">
      <style:text-properties style:font-name="Calibri" style:text-underline-style="solid" style:text-underline-width="auto" style:text-underline-color="font-color" style:font-name-asian="標楷體" style:font-name-complex="標楷體" style:font-weight-complex="bold"/>
    </style:style>
    <style:style style:name="T17" style:family="text">
      <style:text-properties fo:color="#44546a" style:font-name="標楷體" style:font-name-asian="標楷體" style:font-name-complex="標楷體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國立交通大學平面顯示技術碩士學位學程</text:span></text:p>
      <text:p text:style-name="P3">學生畢業口試申請表</text:p>
      <text:p text:style-name="P2"/>
      <text:list xml:id="list2301195514979433464" text:style-name="WW8Num4">
        <text:list-item>
          <text:p text:style-name="P6">本專班規定：</text:p>
        </text:list-item>
      </text:list>
      <text:list xml:id="list6985187579061388492" text:style-name="WW8Num2">
        <text:list-item>
          <text:p text:style-name="P13"><text:span text:style-name="T2">畢業最低學分數36</text:span><text:span text:style-name="T2"> (</text:span><text:span text:style-name="T2">包括論文研究6學分、專題研討3學分</text:span><text:span text:style-name="T2">)</text:span></text:p>
        </text:list-item>
        <text:list-item>
          <text:p text:style-name="P13"><text:span text:style-name="T2">必修科目：專題討論、論文研究（</text:span><text:span text:style-name="T2">I</text:span><text:span text:style-name="T2">、</text:span><text:span text:style-name="T2">II</text:span><text:span text:style-name="T2">）</text:span></text:p>
        </text:list-item>
      </text:list>
      <text:p text:style-name="P18"/>
      <text:list xml:id="list3780094345660194713" text:style-name="WW8Num1">
        <text:list-item>
          <text:p text:style-name="P7">本人已修下列課程，符合本專班規定，申請進行畢業口試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"><text:span text:style-name="T2">類</text:span><text:span text:style-name="T2"> <text:s text:c="3"/></text:span><text:span text:style-name="T2">別</text:span></text:p>
          </table:table-cell>
          <table:table-cell table:style-name="表格1.B1" office:value-type="string">
            <text:p text:style-name="P1"><text:span text:style-name="T2">課</text:span><text:span text:style-name="T2"> <text:s text:c="19"/></text:span><text:span text:style-name="T2">名</text:span></text:p>
          </table:table-cell>
          <table:table-cell table:style-name="表格1.B1" office:value-type="string">
            <text:p text:style-name="P9">學分</text:p>
          </table:table-cell>
          <table:table-cell table:style-name="表格1.B1" office:value-type="string">
            <text:p text:style-name="P9">成績</text:p>
          </table:table-cell>
          <table:table-cell table:style-name="表格1.E1" office:value-type="string">
            <text:p text:style-name="P9">備註</text:p>
          </table:table-cell>
        </table:table-row>
        <table:table-row table:style-name="表格1.1">
          <table:table-cell table:style-name="表格1.A2" table:number-rows-spanned="4" office:value-type="string">
            <text:p text:style-name="P11">必</text:p>
            <text:p text:style-name="P11">選</text:p>
            <text:p text:style-name="P11">修</text:p>
            <text:p text:style-name="P11">科</text:p>
            <text:p text:style-name="P9">目</text:p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10"/>
          </table:table-cell>
          <table:table-cell table:style-name="表格1.B2" office:value-type="string">
            <text:p text:style-name="P4"/>
          </table:table-cell>
          <table:table-cell table:style-name="表格1.E2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10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10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10"/>
          </table:table-cell>
          <table:table-cell table:style-name="表格1.B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table-cell table:style-name="表格1.A3" table:number-rows-spanned="5" office:value-type="string">
            <text:p text:style-name="P10"/>
            <text:p text:style-name="P9">抵</text:p>
            <text:p text:style-name="P9"/>
            <text:p text:style-name="P9">免</text:p>
            <text:p text:style-name="P9"/>
            <text:p text:style-name="P9">科</text:p>
            <text:p text:style-name="P9"/>
            <text:p text:style-name="P9">目</text:p>
          </table:table-cell>
          <table:table-cell table:style-name="表格1.B6" office:value-type="string">
            <text:p text:style-name="P4"/>
          </table:table-cell>
          <table:table-cell table:style-name="表格1.B6" office:value-type="string">
            <text:p text:style-name="P4"/>
          </table:table-cell>
          <table:table-cell table:style-name="表格1.B6" office:value-type="string">
            <text:p text:style-name="P4"/>
          </table:table-cell>
          <table:table-cell table:style-name="表格1.E6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table-cell table:style-name="表格1.A3" table:number-rows-spanned="8" office:value-type="string">
            <text:p text:style-name="P10"/>
            <text:p text:style-name="P9">選</text:p>
            <text:p text:style-name="P9"/>
            <text:p text:style-name="P9">修</text:p>
            <text:p text:style-name="P9"/>
            <text:p text:style-name="P9">科</text:p>
            <text:p text:style-name="P9"/>
            <text:p text:style-name="P9">目</text:p>
          </table:table-cell>
          <table:table-cell table:style-name="表格1.B6" office:value-type="string">
            <text:p text:style-name="P4"/>
          </table:table-cell>
          <table:table-cell table:style-name="表格1.B6" office:value-type="string">
            <text:p text:style-name="P4"/>
          </table:table-cell>
          <table:table-cell table:style-name="表格1.B6" office:value-type="string">
            <text:p text:style-name="P4"/>
          </table:table-cell>
          <table:table-cell table:style-name="表格1.E6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table-cell table:style-name="表格1.A19" office:value-type="string">
            <text:p text:style-name="P4"/>
          </table:table-cell>
          <table:table-cell table:style-name="表格1.B1" office:value-type="string">
            <text:p text:style-name="P1"><text:span text:style-name="T2">學</text:span><text:span text:style-name="T2"> <text:s/></text:span><text:span text:style-name="T2">分</text:span><text:span text:style-name="T2"> <text:s/></text:span><text:span text:style-name="T2">數</text:span><text:span text:style-name="T2"> <text:s/></text:span><text:span text:style-name="T2">總</text:span><text:span text:style-name="T2"> <text:s/></text:span><text:span text:style-name="T2">計</text:span></text:p>
          </table:table-cell>
          <table:table-cell table:style-name="表格1.B1" office:value-type="string">
            <text:p text:style-name="P4"/>
          </table:table-cell>
          <table:table-cell table:style-name="表格1.B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</table:table>
      <text:p text:style-name="P5"/>
      <text:p text:style-name="P14"><text:span text:style-name="T2">申請日期： <text:s text:c="23"/>學生姓名： <text:s text:c="16"/></text:span><text:span text:style-name="T7">學號：</text:span><text:span text:style-name="T13"> <text:s text:c="15"/></text:span></text:p>
      <text:p text:style-name="P15"/>
      <text:p text:style-name="P19"><text:span text:style-name="T9">註</text:span><text:span text:style-name="T9">1</text:span><text:span text:style-name="T9">：通過碩士論文計劃書口試</text:span><text:span text:style-name="T2">日期：</text:span><text:span text:style-name="T6"> <text:s text:c="14"/></text:span><text:span text:style-name="T2">；</text:span><text:span text:style-name="T9">預定畢業論文口試日期是否與碩士論文計畫書口試間隔三個月（含）以上：是</text:span><text:span text:style-name="T14"> </text:span><text:span text:style-name="T4">□ (請勾選)</text:span></text:p>
      <text:p text:style-name="P20"/>
      <text:p text:style-name="P22"><text:span text:style-name="T9">註</text:span><text:span text:style-name="T9">2</text:span><text:span text:style-name="T9">：</text:span><text:span text:style-name="T5">若為</text:span><text:span text:style-name="T9">二年畢業者，是否</text:span><text:span text:style-name="T15">檢附</text:span><text:span text:style-name="T16">碩士論文相關之投稿接受証明與投稿論文</text:span><text:span text:style-name="T9">：是</text:span><text:span text:style-name="T14"> </text:span><text:span text:style-name="T4">□ (請勾選)</text:span></text:p>
      <text:p text:style-name="P21"/>
      <text:p text:style-name="P16"><text:span text:style-name="T9">註</text:span><text:span text:style-name="T9">3</text:span><text:span text:style-name="T9">：畢業論文原稿是否已上傳</text:span><text:span text:style-name="T11">Turnitin</text:span><text:span text:style-name="T11">論文比對系統，並將比對結果提交指導教授？</text:span><text:span text:style-name="T9">是</text:span><text:span text:style-name="T4">□(請勾選)</text:span></text:p>
      <text:p text:style-name="P17"/>
      <text:p text:style-name="P17"/>
      <text:p text:style-name="P16"><text:span text:style-name="T2">申請人簽名：</text:span><text:span text:style-name="T6"> <text:s text:c="23"/></text:span><text:span text:style-name="T2"><text:s text:c="10"/>指導教授簽名：</text:span><text:span text:style-name="T6"> <text:s text:c="23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新細明體" fo:font-family="新細明體, PMingLiU" style:font-family-generic="roman" style:font-pitch="variable" fo:font-size="12pt" fo:font-style="normal" style:text-underline-style="none" fo:font-weight="normal" style:font-name-asian="新細明體" style:font-family-asian="新細明體, PMingLiU" style:font-family-generic-asian="roman" style:font-pitch-asian="variable" style:font-size-asian="12pt" style:font-style-asian="normal" style:font-weight-asian="normal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4z0" style:family="text">
      <style:text-properties style:font-name="新細明體" fo:font-family="新細明體, PMingLiU" style:font-family-generic="roman" style:font-pitch="variable" fo:font-size="12pt" fo:font-style="normal" style:text-underline-style="none" fo:font-weight="normal" style:font-name-asian="新細明體" style:font-family-asian="新細明體, PMingLiU" style:font-family-generic-asian="roman" style:font-pitch-asian="variable" style:font-size-asian="12pt" style:font-style-asian="normal" style:font-weight-asian="normal"/>
    </style:style>
    <style:style style:name="預設段落字型" style:family="text"/>
    <style:style style:name="Page_20_Number" style:display-name="Page Number" style:family="text" style:parent-style-name="預設段落字型"/>
    <style:style style:name="頁首_20_字元" style:display-name="頁首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listtab" text:list-tab-stop-position="0.75cm" fo:text-indent="-0.75cm" fo:margin-left="1.7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學院產業安全與防災專班學生畢業口試申請表</dc:title>
    <meta:initial-creator>user</meta:initial-creator>
    <meta:creation-date>2002-11-10T19:27:00</meta:creation-date>
    <dc:creator>Windows 使用者</dc:creator>
    <dc:date>2017-03-24T08:59:00</dc:date>
    <meta:editing-cycles>10</meta:editing-cycles>
    <meta:editing-duration>PT6M</meta:editing-duration>
    <meta:document-statistic meta:table-count="1" meta:image-count="0" meta:object-count="0" meta:page-count="1" meta:paragraph-count="30" meta:word-count="305" meta:character-count="486" meta:non-whitespace-character-count="317"/>
    <meta:generator>LibreOffice/5.1.4.2$Windows_x86 LibreOffice_project/f99d75f39f1c57ebdd7ffc5f42867c12031db97a</meta:generator>
  </office:meta>
</office:document-meta>
</file>